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2.545cm"/>
    </style:style>
    <style:style style:name="co4" style:family="table-column">
      <style:table-column-properties fo:break-before="auto" style:column-width="9.324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1.205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2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fo:background-color="transparent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003">
      <style:table-cell-properties fo:background-color="transparent"/>
    </style:style>
    <style:style style:name="ce5" style:family="table-cell" style:parent-style-name="Excel_20_Built-in_20_Normal">
      <style:table-cell-properties fo:background-color="#d6dce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 style:data-style-name="N106">
      <style:table-cell-properties fo:background-color="transparent"/>
    </style:style>
    <style:style style:name="ce7" style:family="table-cell" style:parent-style-name="Excel_20_Built-in_20_Normal" style:data-style-name="N8004">
      <style:table-cell-properties fo:background-color="transparent"/>
    </style:style>
    <style:style style:name="ce8" style:family="table-cell" style:parent-style-name="Excel_20_Built-in_20_Normal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ce2"/>
        <table:table-row table:style-name="ro1">
          <table:table-cell table:style-name="Default" office:value-type="string">
            <text:p>Ean</text:p>
          </table:table-cell>
          <table:table-cell table:style-name="Default" office:value-type="string">
            <text:p>ref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descrip</text:p>
          </table:table-cell>
          <table:table-cell table:style-name="ce3" office:value-type="string">
            <text:p>Pack Size</text:p>
          </table:table-cell>
          <table:table-cell table:style-name="ce5" office:value-type="string" table:number-columns-spanned="2" table:number-rows-spanned="1">
            <text:p>Gross weight</text:p>
          </table:table-cell>
          <table:covered-table-cell/>
          <table:table-cell table:style-name="ce5" office:value-type="string" table:number-columns-spanned="2" table:number-rows-spanned="1">
            <text:p>price per pricing unit</text:p>
          </table:table-cell>
          <table:covered-table-cell/>
          <table:table-cell table:number-columns-repeated="5"/>
          <table:table-cell table:style-name="ce8"/>
          <table:table-cell table:style-name="ce9" table:number-columns-repeated="1009"/>
        </table:table-row>
        <table:table-row table:style-name="ro2">
          <table:table-cell table:style-name="ce1" office:value-type="string">
            <text:p>9003142069806</text:p>
          </table:table-cell>
          <table:table-cell table:style-name="ce1" office:value-type="string">
            <text:p>206980</text:p>
          </table:table-cell>
          <table:table-cell table:style-name="ce1" office:value-type="string">
            <text:p>A <text:s/>8999 <text:s text:c="2"/>NR 007 685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2.127">
            <text:p>2,127</text:p>
          </table:table-cell>
          <table:table-cell/>
          <table:table-cell table:style-name="ce7" office:value-type="float" office:value="1330">
            <text:p>1 33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008829</text:p>
          </table:table-cell>
          <table:table-cell table:style-name="ce1" office:value-type="string">
            <text:p>200882</text:p>
          </table:table-cell>
          <table:table-cell table:style-name="ce1" office:value-type="string">
            <text:p>A <text:s/>8999 <text:s text:c="2"/>NR 005 81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2.12">
            <text:p>2,120</text:p>
          </table:table-cell>
          <table:table-cell/>
          <table:table-cell table:style-name="ce7" office:value-type="float" office:value="1360">
            <text:p>1 36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18037</text:p>
          </table:table-cell>
          <table:table-cell table:style-name="ce1" office:value-type="string">
            <text:p>191803</text:p>
          </table:table-cell>
          <table:table-cell table:style-name="ce1" office:value-type="string">
            <text:p>A <text:s/>8999 <text:s text:c="2"/>NR 102 301 TRADITIONEL PIN IN BRASS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64">
            <text:p>1,064</text:p>
          </table:table-cell>
          <table:table-cell/>
          <table:table-cell table:style-name="ce7" office:value-type="float" office:value="18.01">
            <text:p>18,0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0473</text:p>
          </table:table-cell>
          <table:table-cell table:style-name="ce1" office:value-type="string">
            <text:p>117047</text:p>
          </table:table-cell>
          <table:table-cell table:style-name="ce1" office:value-type="string">
            <text:p>A <text:s/>8999 <text:s text:c="2"/>NR 109 112 PLAIN CLIP 11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9600">
            <text:p>9 6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3.08">
            <text:p>23,0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18235</text:p>
          </table:table-cell>
          <table:table-cell table:style-name="ce1" office:value-type="string">
            <text:p>191823</text:p>
          </table:table-cell>
          <table:table-cell table:style-name="ce1" office:value-type="string">
            <text:p>A <text:s/>8999 <text:s text:c="2"/>NR 121 113 FINAL CLIP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1.82">
            <text:p>1,820</text:p>
          </table:table-cell>
          <table:table-cell/>
          <table:table-cell table:style-name="ce7" office:value-type="float" office:value="447.78">
            <text:p>447,7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862873</text:p>
          </table:table-cell>
          <table:table-cell table:style-name="ce1" office:value-type="string">
            <text:p>186287</text:p>
          </table:table-cell>
          <table:table-cell table:style-name="ce1" office:value-type="string">
            <text:p>A <text:s/>8999 <text:s text:c="2"/>NR 111 092 RING 9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">
            <text:p>1,000</text:p>
          </table:table-cell>
          <table:table-cell/>
          <table:table-cell table:style-name="ce7" office:value-type="float" office:value="19.57">
            <text:p>19,5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24542</text:p>
          </table:table-cell>
          <table:table-cell table:style-name="ce1" office:value-type="string">
            <text:p>152454</text:p>
          </table:table-cell>
          <table:table-cell table:style-name="ce1" office:value-type="string">
            <text:p>A <text:s/>8999 <text:s text:c="2"/>NR 110 071 C-SHAPE PIN 7,5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2800">
            <text:p>12 800</text:p>
          </table:table-cell>
          <table:table-cell table:style-name="ce6" office:value-type="float" office:value="1.011">
            <text:p>1,011</text:p>
          </table:table-cell>
          <table:table-cell/>
          <table:table-cell table:style-name="ce7" office:value-type="float" office:value="26.34">
            <text:p>26,3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7305</text:p>
          </table:table-cell>
          <table:table-cell table:style-name="ce1" office:value-type="string">
            <text:p>116730</text:p>
          </table:table-cell>
          <table:table-cell table:style-name="ce1" office:value-type="string">
            <text:p>A <text:s/>8999 <text:s text:c="2"/>NR 104 101 CONNECTOR 10,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500">
            <text:p>4 5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0.88">
            <text:p>20,8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7893</text:p>
          </table:table-cell>
          <table:table-cell table:style-name="ce1" office:value-type="string">
            <text:p>116789</text:p>
          </table:table-cell>
          <table:table-cell table:style-name="ce1" office:value-type="string">
            <text:p>A <text:s/>8999 <text:s text:c="2"/>NR 107 121 HANGER 1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550">
            <text:p>6 55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5.24">
            <text:p>25,2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7923</text:p>
          </table:table-cell>
          <table:table-cell table:style-name="ce1" office:value-type="string">
            <text:p>116792</text:p>
          </table:table-cell>
          <table:table-cell table:style-name="ce1" office:value-type="string">
            <text:p>A <text:s/>8999 <text:s text:c="2"/>NR 107 151 HANGER 1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200">
            <text:p>4 2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3.55">
            <text:p>23,5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8050</text:p>
          </table:table-cell>
          <table:table-cell table:style-name="ce1" office:value-type="string">
            <text:p>116805</text:p>
          </table:table-cell>
          <table:table-cell table:style-name="ce1" office:value-type="string">
            <text:p>A <text:s/>8999 <text:s text:c="2"/>NR 102 352 TRADITIONEL PIN 35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000">
            <text:p>6 000</text:p>
          </table:table-cell>
          <table:table-cell table:style-name="ce6" office:value-type="float" office:value="1.062">
            <text:p>1,062</text:p>
          </table:table-cell>
          <table:table-cell/>
          <table:table-cell table:style-name="ce7" office:value-type="float" office:value="30.05">
            <text:p>30,0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8074</text:p>
          </table:table-cell>
          <table:table-cell table:style-name="ce1" office:value-type="string">
            <text:p>116807</text:p>
          </table:table-cell>
          <table:table-cell table:style-name="ce1" office:value-type="string">
            <text:p>A <text:s/>8999 <text:s text:c="2"/>NR 112 131 PEAR-CLIP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0.89">
            <text:p>0,890</text:p>
          </table:table-cell>
          <table:table-cell/>
          <table:table-cell table:style-name="ce7" office:value-type="float" office:value="112.09">
            <text:p>112,0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8159</text:p>
          </table:table-cell>
          <table:table-cell table:style-name="ce1" office:value-type="string">
            <text:p>116815</text:p>
          </table:table-cell>
          <table:table-cell table:style-name="ce1" office:value-type="string">
            <text:p>A <text:s/>8999 <text:s text:c="2"/>NR 102 351 TRADITIONEL PIN 35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000">
            <text:p>6 000</text:p>
          </table:table-cell>
          <table:table-cell table:style-name="ce6" office:value-type="float" office:value="1.062">
            <text:p>1,062</text:p>
          </table:table-cell>
          <table:table-cell/>
          <table:table-cell table:style-name="ce7" office:value-type="float" office:value="22.43">
            <text:p>22,4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606</text:p>
          </table:table-cell>
          <table:table-cell table:style-name="ce1" office:value-type="string">
            <text:p>116960</text:p>
          </table:table-cell>
          <table:table-cell table:style-name="ce1" office:value-type="string">
            <text:p>A <text:s/>8999 <text:s text:c="2"/>NR 109 081 PLAIN CLIP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1400">
            <text:p>11 400</text:p>
          </table:table-cell>
          <table:table-cell table:style-name="ce6" office:value-type="float" office:value="1.003">
            <text:p>1,003</text:p>
          </table:table-cell>
          <table:table-cell/>
          <table:table-cell table:style-name="ce7" office:value-type="float" office:value="39.62">
            <text:p>39,6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620</text:p>
          </table:table-cell>
          <table:table-cell table:style-name="ce1" office:value-type="string">
            <text:p>116962</text:p>
          </table:table-cell>
          <table:table-cell table:style-name="ce1" office:value-type="string">
            <text:p>A <text:s/>8999 <text:s text:c="2"/>NR 109 171 PLAIN CLIP 17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830">
            <text:p>4 830</text:p>
          </table:table-cell>
          <table:table-cell table:style-name="ce6" office:value-type="float" office:value="1.009">
            <text:p>1,009</text:p>
          </table:table-cell>
          <table:table-cell/>
          <table:table-cell table:style-name="ce7" office:value-type="float" office:value="20.59">
            <text:p>20,5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705</text:p>
          </table:table-cell>
          <table:table-cell table:style-name="ce1" office:value-type="string">
            <text:p>116970</text:p>
          </table:table-cell>
          <table:table-cell table:style-name="ce1" office:value-type="string">
            <text:p>A <text:s/>8999 <text:s text:c="2"/>NR 109 111PLAIN CLIP 11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9600">
            <text:p>9 6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1.07">
            <text:p>21,0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2453</text:p>
          </table:table-cell>
          <table:table-cell table:style-name="ce1" office:value-type="string">
            <text:p>117245</text:p>
          </table:table-cell>
          <table:table-cell table:style-name="ce1" office:value-type="string">
            <text:p>A <text:s/>8999 <text:s text:c="2"/>NR 161 002 MOUNTING/ART. 8269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0.116">
            <text:p>0,116</text:p>
          </table:table-cell>
          <table:table-cell/>
          <table:table-cell table:style-name="ce7" office:value-type="float" office:value="6.8">
            <text:p>6,8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2972</text:p>
          </table:table-cell>
          <table:table-cell table:style-name="ce1" office:value-type="string">
            <text:p>117297</text:p>
          </table:table-cell>
          <table:table-cell table:style-name="ce1" office:value-type="string">
            <text:p>A <text:s/>8999 <text:s text:c="2"/>NR 104 132 CONNECTOR 13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700">
            <text:p>3 7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22.69">
            <text:p>22,6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2989</text:p>
          </table:table-cell>
          <table:table-cell table:style-name="ce1" office:value-type="string">
            <text:p>117298</text:p>
          </table:table-cell>
          <table:table-cell table:style-name="ce1" office:value-type="string">
            <text:p>A <text:s/>8999 <text:s text:c="2"/>NR 107 122 HANGER 1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550">
            <text:p>6 55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7.58">
            <text:p>27,5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2996</text:p>
          </table:table-cell>
          <table:table-cell table:style-name="ce1" office:value-type="string">
            <text:p>117299</text:p>
          </table:table-cell>
          <table:table-cell table:style-name="ce1" office:value-type="string">
            <text:p>A <text:s/>8999 <text:s text:c="2"/>NR 107 152 HANGER 1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200">
            <text:p>4 2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6.55">
            <text:p>26,5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3115</text:p>
          </table:table-cell>
          <table:table-cell table:style-name="ce1" office:value-type="string">
            <text:p>117311</text:p>
          </table:table-cell>
          <table:table-cell table:style-name="ce1" office:value-type="string">
            <text:p>A <text:s/>8999 <text:s text:c="2"/>NR 105 131 ASYMMETRIC CONNECTOR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400">
            <text:p>3 4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20.92">
            <text:p>20,9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24559</text:p>
          </table:table-cell>
          <table:table-cell table:style-name="ce1" office:value-type="string">
            <text:p>152455</text:p>
          </table:table-cell>
          <table:table-cell table:style-name="ce1" office:value-type="string">
            <text:p>A <text:s/>8999 <text:s text:c="2"/>NR 110 101 C-SHAPE PIN 10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300">
            <text:p>8 300</text:p>
          </table:table-cell>
          <table:table-cell table:style-name="ce6" office:value-type="float" office:value="1.004">
            <text:p>1,004</text:p>
          </table:table-cell>
          <table:table-cell/>
          <table:table-cell table:style-name="ce7" office:value-type="float" office:value="23.79">
            <text:p>23,7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51548</text:p>
          </table:table-cell>
          <table:table-cell table:style-name="ce1" office:value-type="string">
            <text:p>155154</text:p>
          </table:table-cell>
          <table:table-cell table:style-name="ce1" office:value-type="string">
            <text:p>A <text:s/>8999 <text:s text:c="2"/>NR 109 113 PLAIN CLIP 11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9600">
            <text:p>9 6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99.79">
            <text:p>99,7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660</text:p>
          </table:table-cell>
          <table:table-cell table:style-name="ce1" office:value-type="string">
            <text:p>157466</text:p>
          </table:table-cell>
          <table:table-cell table:style-name="ce1" office:value-type="string">
            <text:p>A <text:s/>8999 <text:s text:c="2"/>NR 102 263 TRADITIONEL PIN 26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69.22">
            <text:p>69,2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677</text:p>
          </table:table-cell>
          <table:table-cell table:style-name="ce1" office:value-type="string">
            <text:p>157467</text:p>
          </table:table-cell>
          <table:table-cell table:style-name="ce1" office:value-type="string">
            <text:p>A <text:s/>8999 <text:s text:c="2"/>NR 102 353 TRADITIONEL PIN 35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000">
            <text:p>6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67.54">
            <text:p>67,5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684</text:p>
          </table:table-cell>
          <table:table-cell table:style-name="ce1" office:value-type="string">
            <text:p>157468</text:p>
          </table:table-cell>
          <table:table-cell table:style-name="ce1" office:value-type="string">
            <text:p>A <text:s/>8999 <text:s text:c="2"/>NR 104 083 CONNECTOR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700">
            <text:p>6 700</text:p>
          </table:table-cell>
          <table:table-cell table:style-name="ce6" office:value-type="float" office:value="1.005">
            <text:p>1,005</text:p>
          </table:table-cell>
          <table:table-cell/>
          <table:table-cell table:style-name="ce7" office:value-type="float" office:value="87.3">
            <text:p>87,3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91438</text:p>
          </table:table-cell>
          <table:table-cell table:style-name="ce1" office:value-type="string">
            <text:p>159143</text:p>
          </table:table-cell>
          <table:table-cell table:style-name="ce1" office:value-type="string">
            <text:p>A <text:s/>8999 <text:s text:c="2"/>NR 110 103 C-SHAPE PIN 10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300">
            <text:p>8 300</text:p>
          </table:table-cell>
          <table:table-cell table:style-name="ce6" office:value-type="float" office:value="1.004">
            <text:p>1,004</text:p>
          </table:table-cell>
          <table:table-cell/>
          <table:table-cell table:style-name="ce7" office:value-type="float" office:value="106.93">
            <text:p>106,9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714</text:p>
          </table:table-cell>
          <table:table-cell table:style-name="ce1" office:value-type="string">
            <text:p>157471</text:p>
          </table:table-cell>
          <table:table-cell table:style-name="ce1" office:value-type="string">
            <text:p>A <text:s/>8999 <text:s text:c="2"/>NR 105 133 ASYMETRISCHER CONNECTOR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400">
            <text:p>3 4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102.28">
            <text:p>102,2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84492</text:p>
          </table:table-cell>
          <table:table-cell table:style-name="ce1" office:value-type="string">
            <text:p>158449</text:p>
          </table:table-cell>
          <table:table-cell table:style-name="ce1" office:value-type="string">
            <text:p>A <text:s/>8999 <text:s text:c="2"/>NR 118 221 BEAD PIN <text:s/>2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0000">
            <text:p>10 000</text:p>
          </table:table-cell>
          <table:table-cell table:style-name="ce6" office:value-type="float" office:value="0.93">
            <text:p>0,930</text:p>
          </table:table-cell>
          <table:table-cell/>
          <table:table-cell table:style-name="ce7" office:value-type="float" office:value="19.11">
            <text:p>19,1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91414</text:p>
          </table:table-cell>
          <table:table-cell table:style-name="ce1" office:value-type="string">
            <text:p>159141</text:p>
          </table:table-cell>
          <table:table-cell table:style-name="ce1" office:value-type="string">
            <text:p>A <text:s/>8999 <text:s text:c="2"/>NR 110 072 C-SHAPE PIN 7,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2800">
            <text:p>12 800</text:p>
          </table:table-cell>
          <table:table-cell table:style-name="ce6" office:value-type="float" office:value="1.011">
            <text:p>1,011</text:p>
          </table:table-cell>
          <table:table-cell/>
          <table:table-cell table:style-name="ce7" office:value-type="float" office:value="29.16">
            <text:p>29,1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91445</text:p>
          </table:table-cell>
          <table:table-cell table:style-name="ce1" office:value-type="string">
            <text:p>159144</text:p>
          </table:table-cell>
          <table:table-cell table:style-name="ce1" office:value-type="string">
            <text:p>A <text:s/>8999 <text:s text:c="2"/>NR 110 073 C-SHAPE PIN 7,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2800">
            <text:p>12 800</text:p>
          </table:table-cell>
          <table:table-cell table:style-name="ce6" office:value-type="float" office:value="1.011">
            <text:p>1,011</text:p>
          </table:table-cell>
          <table:table-cell/>
          <table:table-cell table:style-name="ce7" office:value-type="float" office:value="106.58">
            <text:p>106,5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606187</text:p>
          </table:table-cell>
          <table:table-cell table:style-name="ce1" office:value-type="string">
            <text:p>160618</text:p>
          </table:table-cell>
          <table:table-cell table:style-name="ce1" office:value-type="string">
            <text:p>A <text:s/>8999 <text:s text:c="2"/>NR 118 223 BEAD PIN <text:s/>2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0000">
            <text:p>10 000</text:p>
          </table:table-cell>
          <table:table-cell table:style-name="ce6" office:value-type="float" office:value="0.93">
            <text:p>0,930</text:p>
          </table:table-cell>
          <table:table-cell/>
          <table:table-cell table:style-name="ce7" office:value-type="float" office:value="52.92">
            <text:p>52,9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686295</text:p>
          </table:table-cell>
          <table:table-cell table:style-name="ce1" office:value-type="string">
            <text:p>168629</text:p>
          </table:table-cell>
          <table:table-cell table:style-name="ce1" office:value-type="string">
            <text:p>A <text:s/>8999 <text:s text:c="2"/>NR 141 002 MOUNTING/ART. 8269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0.8">
            <text:p>0,800</text:p>
          </table:table-cell>
          <table:table-cell/>
          <table:table-cell table:style-name="ce7" office:value-type="float" office:value="6.24">
            <text:p>6,2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862880</text:p>
          </table:table-cell>
          <table:table-cell table:style-name="ce1" office:value-type="string">
            <text:p>186288</text:p>
          </table:table-cell>
          <table:table-cell table:style-name="ce1" office:value-type="string">
            <text:p>A <text:s/>8999 <text:s text:c="2"/>NR 111 093 RING 9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70.48">
            <text:p>70,4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18044</text:p>
          </table:table-cell>
          <table:table-cell table:style-name="ce1" office:value-type="string">
            <text:p>191804</text:p>
          </table:table-cell>
          <table:table-cell table:style-name="ce1" office:value-type="string">
            <text:p>A <text:s/>8999 <text:s text:c="2"/>NR 102 302 TRADITIONEL PIN IN NICKEL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29.47">
            <text:p>29,4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18051</text:p>
          </table:table-cell>
          <table:table-cell table:style-name="ce1" office:value-type="string">
            <text:p>191805</text:p>
          </table:table-cell>
          <table:table-cell table:style-name="ce1" office:value-type="string">
            <text:p>A <text:s/>8999 <text:s text:c="2"/>NR 102 303 TRADITIONEL PIN IN GOLD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65.34">
            <text:p>65,3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7671</text:p>
          </table:table-cell>
          <table:table-cell table:style-name="ce1" office:value-type="string">
            <text:p>116767</text:p>
          </table:table-cell>
          <table:table-cell table:style-name="ce1" office:value-type="string">
            <text:p>A <text:s/>8999 <text:s text:c="2"/>NR 104 081 CONNECTOR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700">
            <text:p>6 700</text:p>
          </table:table-cell>
          <table:table-cell table:style-name="ce6" office:value-type="float" office:value="1.005">
            <text:p>1,005</text:p>
          </table:table-cell>
          <table:table-cell/>
          <table:table-cell table:style-name="ce7" office:value-type="float" office:value="25.66">
            <text:p>25,6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8135</text:p>
          </table:table-cell>
          <table:table-cell table:style-name="ce1" office:value-type="string">
            <text:p>116813</text:p>
          </table:table-cell>
          <table:table-cell table:style-name="ce1" office:value-type="string">
            <text:p>A <text:s/>8999 <text:s text:c="2"/>NR 102 262 TRADITIONEL PIN 26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31.58">
            <text:p>31,5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682</text:p>
          </table:table-cell>
          <table:table-cell table:style-name="ce1" office:value-type="string">
            <text:p>116968</text:p>
          </table:table-cell>
          <table:table-cell table:style-name="ce1" office:value-type="string">
            <text:p>A <text:s/>8999 <text:s text:c="2"/>NR 102 261 TRADITIONEL PIN 26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27.2">
            <text:p>27,2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832197</text:p>
          </table:table-cell>
          <table:table-cell table:style-name="ce1" office:value-type="string">
            <text:p>183219</text:p>
          </table:table-cell>
          <table:table-cell table:style-name="ce1" office:value-type="string">
            <text:p>A <text:s/>8999 <text:s text:c="2"/>NR 118 382 BEAD PIN 3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05">
            <text:p>1,005</text:p>
          </table:table-cell>
          <table:table-cell/>
          <table:table-cell table:style-name="ce7" office:value-type="float" office:value="27.71">
            <text:p>27,7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18228</text:p>
          </table:table-cell>
          <table:table-cell table:style-name="ce1" office:value-type="string">
            <text:p>191822</text:p>
          </table:table-cell>
          <table:table-cell table:style-name="ce1" office:value-type="string">
            <text:p>A <text:s/>8999 <text:s text:c="2"/>NR 121 112 FINAL CLIP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1.003">
            <text:p>1,003</text:p>
          </table:table-cell>
          <table:table-cell/>
          <table:table-cell table:style-name="ce7" office:value-type="float" office:value="204.6">
            <text:p>204,6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362624</text:p>
          </table:table-cell>
          <table:table-cell table:style-name="ce1" office:value-type="string">
            <text:p>236262</text:p>
          </table:table-cell>
          <table:table-cell table:style-name="ce1" office:value-type="string">
            <text:p>A <text:s/>8999 <text:s text:c="2"/>NR 112 132 BIRNCHEN-CLIP VERNICKELT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0.93">
            <text:p>0,930</text:p>
          </table:table-cell>
          <table:table-cell/>
          <table:table-cell table:style-name="ce7" office:value-type="float" office:value="91.3">
            <text:p>91,3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848440</text:p>
          </table:table-cell>
          <table:table-cell table:style-name="ce1" office:value-type="string">
            <text:p>184844</text:p>
          </table:table-cell>
          <table:table-cell table:style-name="ce1" office:value-type="string">
            <text:p>A <text:s/>8999 <text:s text:c="2"/>NR 118 222 BEAD PIN <text:s/>2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0000">
            <text:p>10 000</text:p>
          </table:table-cell>
          <table:table-cell table:style-name="ce6" office:value-type="float" office:value="0.93">
            <text:p>0,930</text:p>
          </table:table-cell>
          <table:table-cell/>
          <table:table-cell table:style-name="ce7" office:value-type="float" office:value="24.68">
            <text:p>24,6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832203</text:p>
          </table:table-cell>
          <table:table-cell table:style-name="ce1" office:value-type="string">
            <text:p>183220</text:p>
          </table:table-cell>
          <table:table-cell table:style-name="ce1" office:value-type="string">
            <text:p>A <text:s/>8999 <text:s text:c="2"/>NR 118 383 BEAD PIN <text:s/>38 MM GOLD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05">
            <text:p>1,005</text:p>
          </table:table-cell>
          <table:table-cell/>
          <table:table-cell table:style-name="ce7" office:value-type="float" office:value="34.47">
            <text:p>34,4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91421</text:p>
          </table:table-cell>
          <table:table-cell table:style-name="ce1" office:value-type="string">
            <text:p>159142</text:p>
          </table:table-cell>
          <table:table-cell table:style-name="ce1" office:value-type="string">
            <text:p>A <text:s/>8999 <text:s text:c="2"/>NR 110 102 C-SHAPE PIN 10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300">
            <text:p>8 3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6.15">
            <text:p>26,1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0480</text:p>
          </table:table-cell>
          <table:table-cell table:style-name="ce1" office:value-type="string">
            <text:p>117048</text:p>
          </table:table-cell>
          <table:table-cell table:style-name="ce1" office:value-type="string">
            <text:p>A <text:s/>8999 <text:s text:c="2"/>NR 109 172 PLAIN CLIP 17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830">
            <text:p>4 830</text:p>
          </table:table-cell>
          <table:table-cell table:style-name="ce6" office:value-type="float" office:value="1.009">
            <text:p>1,009</text:p>
          </table:table-cell>
          <table:table-cell/>
          <table:table-cell table:style-name="ce7" office:value-type="float" office:value="22.57">
            <text:p>22,5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769</text:p>
          </table:table-cell>
          <table:table-cell table:style-name="ce1" office:value-type="string">
            <text:p>157476</text:p>
          </table:table-cell>
          <table:table-cell table:style-name="ce1" office:value-type="string">
            <text:p>A <text:s/>8999 <text:s text:c="2"/>NR 109 143 PLAIN CLIP 14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600">
            <text:p>7 600</text:p>
          </table:table-cell>
          <table:table-cell table:style-name="ce6" office:value-type="float" office:value="1.01">
            <text:p>1,010</text:p>
          </table:table-cell>
          <table:table-cell/>
          <table:table-cell table:style-name="ce7" office:value-type="float" office:value="87.54">
            <text:p>87,5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752</text:p>
          </table:table-cell>
          <table:table-cell table:style-name="ce1" office:value-type="string">
            <text:p>157475</text:p>
          </table:table-cell>
          <table:table-cell table:style-name="ce1" office:value-type="string">
            <text:p>A <text:s/>8999 <text:s text:c="2"/>NR 109 083 PLAIN CLIP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1400">
            <text:p>11 400</text:p>
          </table:table-cell>
          <table:table-cell table:style-name="ce6" office:value-type="float" office:value="1.003">
            <text:p>1,003</text:p>
          </table:table-cell>
          <table:table-cell/>
          <table:table-cell table:style-name="ce7" office:value-type="float" office:value="92.41">
            <text:p>92,4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707</text:p>
          </table:table-cell>
          <table:table-cell table:style-name="ce1" office:value-type="string">
            <text:p>157470</text:p>
          </table:table-cell>
          <table:table-cell table:style-name="ce1" office:value-type="string">
            <text:p>A <text:s/>8999 <text:s text:c="2"/>NR 104 133 CONNECTOR 13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700">
            <text:p>3 7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105.79">
            <text:p>105,7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691</text:p>
          </table:table-cell>
          <table:table-cell table:style-name="ce1" office:value-type="string">
            <text:p>157469</text:p>
          </table:table-cell>
          <table:table-cell table:style-name="ce1" office:value-type="string">
            <text:p>A <text:s/>8999 <text:s text:c="2"/>NR 104 103 CONNECTOR 10,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500">
            <text:p>4 500</text:p>
          </table:table-cell>
          <table:table-cell table:style-name="ce6" office:value-type="float" office:value="1">
            <text:p>1,000</text:p>
          </table:table-cell>
          <table:table-cell/>
          <table:table-cell table:style-name="ce7" office:value-type="float" office:value="104.9">
            <text:p>104,9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44274</text:p>
          </table:table-cell>
          <table:table-cell table:style-name="ce1" office:value-type="string">
            <text:p>154427</text:p>
          </table:table-cell>
          <table:table-cell table:style-name="ce1" office:value-type="string">
            <text:p>A <text:s/>8999 <text:s text:c="2"/>NR 104 082 CONNECTOR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700">
            <text:p>6 700</text:p>
          </table:table-cell>
          <table:table-cell table:style-name="ce6" office:value-type="float" office:value="1.005">
            <text:p>1,005</text:p>
          </table:table-cell>
          <table:table-cell/>
          <table:table-cell table:style-name="ce7" office:value-type="float" office:value="26.87">
            <text:p>26,8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24573</text:p>
          </table:table-cell>
          <table:table-cell table:style-name="ce1" office:value-type="string">
            <text:p>152457</text:p>
          </table:table-cell>
          <table:table-cell table:style-name="ce1" office:value-type="string">
            <text:p>A <text:s/>8999 <text:s text:c="2"/>NR 111 091 RING 9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8000">
            <text:p>8 0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19.99">
            <text:p>19,9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0466</text:p>
          </table:table-cell>
          <table:table-cell table:style-name="ce1" office:value-type="string">
            <text:p>117046</text:p>
          </table:table-cell>
          <table:table-cell table:style-name="ce1" office:value-type="string">
            <text:p>A <text:s/>8999 <text:s text:c="2"/>NR 109 082 PLAIN CLIP 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11400">
            <text:p>11 400</text:p>
          </table:table-cell>
          <table:table-cell table:style-name="ce6" office:value-type="float" office:value="1.003">
            <text:p>1,003</text:p>
          </table:table-cell>
          <table:table-cell/>
          <table:table-cell table:style-name="ce7" office:value-type="float" office:value="50.03">
            <text:p>50,0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70039</text:p>
          </table:table-cell>
          <table:table-cell table:style-name="ce1" office:value-type="string">
            <text:p>117003</text:p>
          </table:table-cell>
          <table:table-cell table:style-name="ce1" office:value-type="string">
            <text:p>A <text:s/>8999 <text:s text:c="2"/>NR 109 142 PLAIN CLIP 14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600">
            <text:p>7 600</text:p>
          </table:table-cell>
          <table:table-cell table:style-name="ce6" office:value-type="float" office:value="1.001">
            <text:p>1,001</text:p>
          </table:table-cell>
          <table:table-cell/>
          <table:table-cell table:style-name="ce7" office:value-type="float" office:value="32.64">
            <text:p>32,6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613</text:p>
          </table:table-cell>
          <table:table-cell table:style-name="ce1" office:value-type="string">
            <text:p>116961</text:p>
          </table:table-cell>
          <table:table-cell table:style-name="ce1" office:value-type="string">
            <text:p>A <text:s/>8999 <text:s text:c="2"/>NR 109 141 PLAIN CLIP 14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600">
            <text:p>7 600</text:p>
          </table:table-cell>
          <table:table-cell table:style-name="ce6" office:value-type="float" office:value="1.001">
            <text:p>1,001</text:p>
          </table:table-cell>
          <table:table-cell/>
          <table:table-cell table:style-name="ce7" office:value-type="float" office:value="20.59">
            <text:p>20,5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7435</text:p>
          </table:table-cell>
          <table:table-cell table:style-name="ce1" office:value-type="string">
            <text:p>116743</text:p>
          </table:table-cell>
          <table:table-cell table:style-name="ce1" office:value-type="string">
            <text:p>A <text:s/>8999 <text:s text:c="2"/>NR 104 131 CONNECTOR 13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700">
            <text:p>3 7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21.1">
            <text:p>21,1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169590</text:p>
          </table:table-cell>
          <table:table-cell table:style-name="ce1" office:value-type="string">
            <text:p>116959</text:p>
          </table:table-cell>
          <table:table-cell table:style-name="ce1" office:value-type="string">
            <text:p>A <text:s/>8999 <text:s text:c="2"/>NR 104 102 CONNECTOR 10,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500">
            <text:p>4 5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23.11">
            <text:p>23,1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606200</text:p>
          </table:table-cell>
          <table:table-cell table:style-name="ce1" office:value-type="string">
            <text:p>160620</text:p>
          </table:table-cell>
          <table:table-cell table:style-name="ce1" office:value-type="string">
            <text:p>A <text:s/>8999 <text:s text:c="2"/>NR 105 132 ASYMMETRIC CONNECTOR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3400">
            <text:p>3 400</text:p>
          </table:table-cell>
          <table:table-cell table:style-name="ce6" office:value-type="float" office:value="1.006">
            <text:p>1,006</text:p>
          </table:table-cell>
          <table:table-cell/>
          <table:table-cell table:style-name="ce7" office:value-type="float" office:value="18.03">
            <text:p>18,0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093771</text:p>
          </table:table-cell>
          <table:table-cell table:style-name="ce1" office:value-type="string">
            <text:p>209377</text:p>
          </table:table-cell>
          <table:table-cell table:style-name="ce1" office:value-type="string">
            <text:p>A <text:s/>8999 <text:s text:c="2"/>NR 122 00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0.66">
            <text:p>0,660</text:p>
          </table:table-cell>
          <table:table-cell/>
          <table:table-cell table:style-name="ce7" office:value-type="float" office:value="834">
            <text:p>834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426623</text:p>
          </table:table-cell>
          <table:table-cell table:style-name="ce1" office:value-type="string">
            <text:p>242662</text:p>
          </table:table-cell>
          <table:table-cell table:style-name="ce1" office:value-type="string">
            <text:p>A <text:s/>8999 <text:s text:c="2"/>NR 122 312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4">
            <text:p>24</text:p>
          </table:table-cell>
          <table:table-cell table:style-name="ce6" office:value-type="float" office:value="2.28">
            <text:p>2,280</text:p>
          </table:table-cell>
          <table:table-cell/>
          <table:table-cell table:style-name="ce7" office:value-type="float" office:value="5010">
            <text:p>5 01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096161</text:p>
          </table:table-cell>
          <table:table-cell table:style-name="ce1" office:value-type="string">
            <text:p>209616</text:p>
          </table:table-cell>
          <table:table-cell table:style-name="ce1" office:value-type="string">
            <text:p>A <text:s/>8999 <text:s text:c="2"/>NR 122 01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5">
            <text:p>25</text:p>
          </table:table-cell>
          <table:table-cell table:style-name="ce6" office:value-type="float" office:value="3.65">
            <text:p>3,650</text:p>
          </table:table-cell>
          <table:table-cell/>
          <table:table-cell table:style-name="ce7" office:value-type="float" office:value="1450">
            <text:p>1 45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093764</text:p>
          </table:table-cell>
          <table:table-cell table:style-name="ce1" office:value-type="string">
            <text:p>209376</text:p>
          </table:table-cell>
          <table:table-cell table:style-name="ce1" office:value-type="string">
            <text:p>A <text:s/>8999 <text:s text:c="2"/>NR 122 002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0.66">
            <text:p>0,660</text:p>
          </table:table-cell>
          <table:table-cell/>
          <table:table-cell table:style-name="ce7" office:value-type="float" office:value="834">
            <text:p>834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123140</text:p>
          </table:table-cell>
          <table:table-cell table:style-name="ce1" office:value-type="string">
            <text:p>212314</text:p>
          </table:table-cell>
          <table:table-cell table:style-name="ce1" office:value-type="string">
            <text:p>A <text:s/>8999 <text:s text:c="2"/>NR 122 31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4">
            <text:p>24</text:p>
          </table:table-cell>
          <table:table-cell table:style-name="ce6" office:value-type="float" office:value="3.048">
            <text:p>3,048</text:p>
          </table:table-cell>
          <table:table-cell/>
          <table:table-cell table:style-name="ce7" office:value-type="float" office:value="5010">
            <text:p>5 010,00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6231612</text:p>
          </table:table-cell>
          <table:table-cell table:style-name="ce1" office:value-type="string">
            <text:p>623161</text:p>
          </table:table-cell>
          <table:table-cell table:style-name="ce1" office:value-type="string">
            <text:p>A <text:s/>8999 <text:s text:c="2"/>NR 122 314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4">
            <text:p>24</text:p>
          </table:table-cell>
          <table:table-cell table:style-name="ce6" office:value-type="float" office:value="2.28">
            <text:p>2,280</text:p>
          </table:table-cell>
          <table:table-cell/>
          <table:table-cell table:style-name="ce7" office:value-type="float" office:value="5010">
            <text:p>5 01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6231629</text:p>
          </table:table-cell>
          <table:table-cell table:style-name="ce1" office:value-type="string">
            <text:p>623162</text:p>
          </table:table-cell>
          <table:table-cell table:style-name="ce1" office:value-type="string">
            <text:p>A <text:s/>8999 <text:s text:c="2"/>NR 122 004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2">
            <text:p>12</text:p>
          </table:table-cell>
          <table:table-cell table:style-name="ce6" office:value-type="float" office:value="0.24">
            <text:p>0,240</text:p>
          </table:table-cell>
          <table:table-cell/>
          <table:table-cell table:style-name="ce7" office:value-type="float" office:value="834">
            <text:p>834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9652651098</text:p>
          </table:table-cell>
          <table:table-cell table:style-name="ce1" office:value-type="string">
            <text:p>5265109</text:p>
          </table:table-cell>
          <table:table-cell table:style-name="ce1" office:value-type="string">
            <text:p>A <text:s/>8999 <text:s text:c="2"/>NR 117 171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0.58">
            <text:p>0,580</text:p>
          </table:table-cell>
          <table:table-cell/>
          <table:table-cell table:style-name="ce7" office:value-type="float" office:value="213">
            <text:p>213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9652651081</text:p>
          </table:table-cell>
          <table:table-cell table:style-name="ce1" office:value-type="string">
            <text:p>5265108</text:p>
          </table:table-cell>
          <table:table-cell table:style-name="ce1" office:value-type="string">
            <text:p>A <text:s/>8999 <text:s text:c="2"/>NR 117 148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0.58">
            <text:p>0,580</text:p>
          </table:table-cell>
          <table:table-cell/>
          <table:table-cell table:style-name="ce7" office:value-type="float" office:value="201.87">
            <text:p>201,8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6231636</text:p>
          </table:table-cell>
          <table:table-cell table:style-name="ce1" office:value-type="string">
            <text:p>623163</text:p>
          </table:table-cell>
          <table:table-cell table:style-name="ce1" office:value-type="string">
            <text:p>A <text:s/>8999 <text:s text:c="2"/>NR 122 014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5">
            <text:p>25</text:p>
          </table:table-cell>
          <table:table-cell table:style-name="ce6" office:value-type="float" office:value="3.625">
            <text:p>3,625</text:p>
          </table:table-cell>
          <table:table-cell/>
          <table:table-cell table:style-name="ce7" office:value-type="float" office:value="1450">
            <text:p>1 45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9652651074</text:p>
          </table:table-cell>
          <table:table-cell table:style-name="ce1" office:value-type="string">
            <text:p>5265107</text:p>
          </table:table-cell>
          <table:table-cell table:style-name="ce1" office:value-type="string">
            <text:p>A <text:s/>8999 <text:s text:c="2"/>NR 117 117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0.41">
            <text:p>0,410</text:p>
          </table:table-cell>
          <table:table-cell/>
          <table:table-cell table:style-name="ce7" office:value-type="float" office:value="216.25">
            <text:p>216,2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2096154</text:p>
          </table:table-cell>
          <table:table-cell table:style-name="ce1" office:value-type="string">
            <text:p>209615</text:p>
          </table:table-cell>
          <table:table-cell table:style-name="ce1" office:value-type="string">
            <text:p>A <text:s/>8999 <text:s text:c="2"/>NR 122 012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25">
            <text:p>25</text:p>
          </table:table-cell>
          <table:table-cell table:style-name="ce6" office:value-type="float" office:value="3.675">
            <text:p>3,675</text:p>
          </table:table-cell>
          <table:table-cell/>
          <table:table-cell table:style-name="ce7" office:value-type="float" office:value="1450">
            <text:p>1 45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6326943</text:p>
          </table:table-cell>
          <table:table-cell table:style-name="ce1" office:value-type="string">
            <text:p>632694</text:p>
          </table:table-cell>
          <table:table-cell table:style-name="ce1" office:value-type="string">
            <text:p>A <text:s/>8999 <text:s text:c="2"/>NR 122 007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0.3">
            <text:p>0,300</text:p>
          </table:table-cell>
          <table:table-cell/>
          <table:table-cell table:style-name="ce7" office:value-type="float" office:value="1710">
            <text:p>1 71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6326967</text:p>
          </table:table-cell>
          <table:table-cell table:style-name="ce1" office:value-type="string">
            <text:p>632696</text:p>
          </table:table-cell>
          <table:table-cell table:style-name="ce1" office:value-type="string">
            <text:p>A <text:s/>8999 <text:s text:c="2"/>NR 122 009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0.3">
            <text:p>0,300</text:p>
          </table:table-cell>
          <table:table-cell/>
          <table:table-cell table:style-name="ce7" office:value-type="float" office:value="1710">
            <text:p>1 71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6326950</text:p>
          </table:table-cell>
          <table:table-cell table:style-name="ce1" office:value-type="string">
            <text:p>632695</text:p>
          </table:table-cell>
          <table:table-cell table:style-name="ce1" office:value-type="string">
            <text:p>A <text:s/>8999 <text:s text:c="2"/>NR 122 008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0.3">
            <text:p>0,300</text:p>
          </table:table-cell>
          <table:table-cell/>
          <table:table-cell table:style-name="ce7" office:value-type="float" office:value="1710">
            <text:p>1 710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645490</text:p>
          </table:table-cell>
          <table:table-cell table:style-name="ce1" office:value-type="string">
            <text:p>164549</text:p>
          </table:table-cell>
          <table:table-cell table:style-name="ce1" office:value-type="string">
            <text:p>A <text:s/>8999 <text:s text:c="2"/>NR 020 051 THREAD PART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2340">
            <text:p>2 340</text:p>
          </table:table-cell>
          <table:table-cell table:style-name="ce6" office:value-type="float" office:value="4.68">
            <text:p>4,680</text:p>
          </table:table-cell>
          <table:table-cell/>
          <table:table-cell table:style-name="ce7" office:value-type="float" office:value="517.91">
            <text:p>517,9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55904</text:p>
          </table:table-cell>
          <table:table-cell table:style-name="ce1" office:value-type="string">
            <text:p>155590</text:p>
          </table:table-cell>
          <table:table-cell table:style-name="ce1" office:value-type="string">
            <text:p>A <text:s/>8999 <text:s text:c="2"/>NR 118 381 BEAD PIN 38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7000">
            <text:p>7 000</text:p>
          </table:table-cell>
          <table:table-cell table:style-name="ce6" office:value-type="float" office:value="1.064">
            <text:p>1,064</text:p>
          </table:table-cell>
          <table:table-cell/>
          <table:table-cell table:style-name="ce7" office:value-type="float" office:value="18.52">
            <text:p>18,5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574776</text:p>
          </table:table-cell>
          <table:table-cell table:style-name="ce1" office:value-type="string">
            <text:p>157477</text:p>
          </table:table-cell>
          <table:table-cell table:style-name="ce1" office:value-type="string">
            <text:p>A <text:s/>8999 <text:s text:c="2"/>NR 109 173 PLAIN CLIP 17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830">
            <text:p>4 830</text:p>
          </table:table-cell>
          <table:table-cell table:style-name="ce6" office:value-type="float" office:value="1.009">
            <text:p>1,009</text:p>
          </table:table-cell>
          <table:table-cell/>
          <table:table-cell table:style-name="ce7" office:value-type="float" office:value="53.35">
            <text:p>53,3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37656</text:p>
          </table:table-cell>
          <table:table-cell table:style-name="ce1" office:value-type="string">
            <text:p>193765</text:p>
          </table:table-cell>
          <table:table-cell table:style-name="ce1" office:value-type="string">
            <text:p>A <text:s/>8999 <text:s text:c="2"/>NR 122 40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6.5">
            <text:p>6,500</text:p>
          </table:table-cell>
          <table:table-cell/>
          <table:table-cell table:style-name="ce7" office:value-type="float" office:value="234">
            <text:p>234,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9003141937649</text:p>
          </table:table-cell>
          <table:table-cell table:style-name="ce1" office:value-type="string">
            <text:p>193764</text:p>
          </table:table-cell>
          <table:table-cell table:style-name="ce1" office:value-type="string">
            <text:p>A <text:s/>8999 <text:s text:c="2"/>NR 122 402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6.5">
            <text:p>6,500</text:p>
          </table:table-cell>
          <table:table-cell/>
          <table:table-cell table:style-name="ce7" office:value-type="float" office:value="1">
            <text:p>1,00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1937632</text:p>
          </table:table-cell>
          <table:table-cell table:style-name="ce1" office:value-type="string">
            <text:p>193763</text:p>
          </table:table-cell>
          <table:table-cell table:style-name="ce1" office:value-type="string">
            <text:p>A <text:s/>8999 <text:s text:c="2"/>NR 122 303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5">
            <text:p>5,000</text:p>
          </table:table-cell>
          <table:table-cell/>
          <table:table-cell table:style-name="ce7" office:value-type="float" office:value="254">
            <text:p>254,00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1937625</text:p>
          </table:table-cell>
          <table:table-cell table:style-name="ce1" office:value-type="string">
            <text:p>193762</text:p>
          </table:table-cell>
          <table:table-cell table:style-name="ce1" office:value-type="string">
            <text:p>A <text:s/>8999 <text:s text:c="2"/>NR 122 302</text:p>
          </table:table-cell>
          <table:table-cell table:style-name="ce1" office:value-type="string">
            <text:p>LE-LB SWAROVSKI STANDARD DOWNLIGHTS <text:s/>AND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5">
            <text:p>5,000</text:p>
          </table:table-cell>
          <table:table-cell/>
          <table:table-cell table:style-name="ce7" office:value-type="float" office:value="179">
            <text:p>179,00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1574738</text:p>
          </table:table-cell>
          <table:table-cell table:style-name="ce1" office:value-type="string">
            <text:p>157473</text:p>
          </table:table-cell>
          <table:table-cell table:style-name="ce1" office:value-type="string">
            <text:p>A <text:s/>8999 <text:s text:c="2"/>NR 107 153 HANGER 15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4200">
            <text:p>4 200</text:p>
          </table:table-cell>
          <table:table-cell table:style-name="ce6" office:value-type="float" office:value="1.008">
            <text:p>1,008</text:p>
          </table:table-cell>
          <table:table-cell/>
          <table:table-cell table:style-name="ce7" office:value-type="float" office:value="53.23">
            <text:p>53,23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1574721</text:p>
          </table:table-cell>
          <table:table-cell table:style-name="ce1" office:value-type="string">
            <text:p>157472</text:p>
          </table:table-cell>
          <table:table-cell table:style-name="ce1" office:value-type="string">
            <text:p>A <text:s/>8999 <text:s text:c="2"/>NR 107 123 HANGER 12 MM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6550">
            <text:p>6 550</text:p>
          </table:table-cell>
          <table:table-cell table:style-name="ce6" office:value-type="float" office:value="1.002">
            <text:p>1,002</text:p>
          </table:table-cell>
          <table:table-cell/>
          <table:table-cell table:style-name="ce7" office:value-type="float" office:value="44.57">
            <text:p>44,57</text:p>
          </table:table-cell>
          <table:table-cell table:number-columns-repeated="6"/>
          <table:table-cell table:style-name="Default" table:number-columns-repeated="1010"/>
        </table:table-row>
        <table:table-row table:style-name="ro2">
          <table:table-cell table:style-name="ce1" office:value-type="string">
            <text:p>9003141664743</text:p>
          </table:table-cell>
          <table:table-cell table:style-name="ce1" office:value-type="string">
            <text:p>166474</text:p>
          </table:table-cell>
          <table:table-cell table:style-name="ce1" office:value-type="string">
            <text:p>A <text:s/>8999 <text:s text:c="2"/>NR 112 133 PEAR-CLIP</text:p>
          </table:table-cell>
          <table:table-cell table:style-name="ce1" office:value-type="string">
            <text:p>LE-LB REMAINING INTERIOR PROCESSING ARTI</text:p>
          </table:table-cell>
          <table:table-cell table:style-name="ce4" office:value-type="float" office:value="5000">
            <text:p>5 000</text:p>
          </table:table-cell>
          <table:table-cell table:style-name="ce6" office:value-type="float" office:value="1.003">
            <text:p>1,003</text:p>
          </table:table-cell>
          <table:table-cell/>
          <table:table-cell table:style-name="ce7" office:value-type="float" office:value="209.37">
            <text:p>209,37</text:p>
          </table:table-cell>
          <table:table-cell table:number-columns-repeated="6"/>
          <table:table-cell table:style-name="Default" table:number-columns-repeated="1010"/>
        </table:table-row>
        <table:table-row table:style-name="ro2" table:number-rows-repeated="8">
          <table:table-cell table:style-name="Default" table:number-columns-repeated="6"/>
          <table:table-cell/>
          <table:table-cell table:style-name="Default"/>
          <table:table-cell table:number-columns-repeated="6"/>
          <table:table-cell table:style-name="Default" table:number-columns-repeated="1010"/>
        </table:table-row>
        <table:table-row table:style-name="ro2" table:number-rows-repeated="10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1.$A$1:.$O$102"/>
        </table:named-expressions>
      </table:table>
      <table:named-expressions>
        <table:named-range table:name="DATA1" table:base-cell-address="$Tabelle1.$A$1" table:cell-range-address="$Tabelle1.$A$2:.$A$102"/>
        <table:named-expression table:name="DATA10" table:base-cell-address="$Tabelle1.$A$1" table:expression="tabelle1!#REF!"/>
        <table:named-expression table:name="DATA11" table:base-cell-address="$Tabelle1.$A$1" table:expression="tabelle1!#REF!"/>
        <table:named-range table:name="DATA12" table:base-cell-address="$Tabelle1.$A$1" table:cell-range-address="$Tabelle1.$C$2:.$C$102"/>
        <table:named-expression table:name="DATA13" table:base-cell-address="$Tabelle1.$A$1" table:expression="tabelle1!#REF!"/>
        <table:named-range table:name="DATA14" table:base-cell-address="$Tabelle1.$A$1" table:cell-range-address="$Tabelle1.$D$2:.$D$102"/>
        <table:named-expression table:name="DATA15" table:base-cell-address="$Tabelle1.$A$1" table:expression="tabelle1!#REF!"/>
        <table:named-expression table:name="DATA16" table:base-cell-address="$Tabelle1.$A$1" table:expression="tabelle1!#REF!"/>
        <table:named-expression table:name="DATA17" table:base-cell-address="$Tabelle1.$A$1" table:expression="tabelle1!#REF!"/>
        <table:named-expression table:name="DATA18" table:base-cell-address="$Tabelle1.$A$1" table:expression="tabelle1!#REF!"/>
        <table:named-expression table:name="DATA19" table:base-cell-address="$Tabelle1.$A$1" table:expression="tabelle1!#REF!"/>
        <table:named-range table:name="DATA2" table:base-cell-address="$Tabelle1.$A$1" table:cell-range-address="$Tabelle1.$B$2:.$B$102"/>
        <table:named-expression table:name="DATA20" table:base-cell-address="$Tabelle1.$A$1" table:expression="tabelle1!#REF!"/>
        <table:named-range table:name="DATA21" table:base-cell-address="$Tabelle1.$A$1" table:cell-range-address="$Tabelle1.$E$2:.$E$102"/>
        <table:named-range table:name="DATA22" table:base-cell-address="$Tabelle1.$A$1" table:cell-range-address="$Tabelle1.$F$2:.$F$102"/>
        <table:named-expression table:name="DATA23" table:base-cell-address="$Tabelle1.$A$1" table:expression="tabelle1!#REF!"/>
        <table:named-expression table:name="DATA24" table:base-cell-address="$Tabelle1.$A$1" table:expression="tabelle1!#REF!"/>
        <table:named-expression table:name="DATA25" table:base-cell-address="$Tabelle1.$A$1" table:expression="tabelle1!#REF!"/>
        <table:named-expression table:name="DATA26" table:base-cell-address="$Tabelle1.$A$1" table:expression="tabelle1!#REF!"/>
        <table:named-expression table:name="DATA27" table:base-cell-address="$Tabelle1.$A$1" table:expression="tabelle1!#REF!"/>
        <table:named-expression table:name="DATA28" table:base-cell-address="$Tabelle1.$A$1" table:expression="tabelle1!#REF!"/>
        <table:named-expression table:name="DATA29" table:base-cell-address="$Tabelle1.$A$1" table:expression="tabelle1!#REF!"/>
        <table:named-expression table:name="DATA3" table:base-cell-address="$Tabelle1.$A$1" table:expression="tabelle1!#REF!"/>
        <table:named-range table:name="DATA30" table:base-cell-address="$Tabelle1.$A$1" table:cell-range-address="$Tabelle1.$E$2:.$E$102"/>
        <table:named-range table:name="DATA31" table:base-cell-address="$Tabelle1.$A$1" table:cell-range-address="$Tabelle1.$F$2:.$F$102"/>
        <table:named-range table:name="DATA32" table:base-cell-address="$Tabelle1.$A$1" table:cell-range-address="$Tabelle1.$J$2:.$J$102"/>
        <table:named-range table:name="DATA33" table:base-cell-address="$Tabelle1.$A$1" table:cell-range-address="$Tabelle1.$K$2:.$K$102"/>
        <table:named-expression table:name="DATA34" table:base-cell-address="$Tabelle1.$A$1" table:expression="tabelle1!#REF!"/>
        <table:named-expression table:name="DATA35" table:base-cell-address="$Tabelle1.$A$1" table:expression="tabelle1!#REF!"/>
        <table:named-range table:name="DATA36" table:base-cell-address="$Tabelle1.$A$1" table:cell-range-address="$Tabelle1.$H$2:.$H$102"/>
        <table:named-range table:name="DATA37" table:base-cell-address="$Tabelle1.$A$1" table:cell-range-address="$Tabelle1.$M$2:.$M$102"/>
        <table:named-range table:name="DATA38" table:base-cell-address="$Tabelle1.$A$1" table:cell-range-address="$Tabelle1.$N$2:.$N$102"/>
        <table:named-expression table:name="DATA39" table:base-cell-address="$Tabelle1.$A$1" table:expression="tabelle1!#REF!"/>
        <table:named-expression table:name="DATA4" table:base-cell-address="$Tabelle1.$A$1" table:expression="tabelle1!#REF!"/>
        <table:named-expression table:name="DATA40" table:base-cell-address="$Tabelle1.$A$1" table:expression="tabelle1!#REF!"/>
        <table:named-expression table:name="DATA41" table:base-cell-address="$Tabelle1.$A$1" table:expression="tabelle1!#REF!"/>
        <table:named-expression table:name="DATA42" table:base-cell-address="$Tabelle1.$A$1" table:expression="tabelle1!#REF!"/>
        <table:named-expression table:name="DATA43" table:base-cell-address="$Tabelle1.$A$1" table:expression="tabelle1!#REF!"/>
        <table:named-expression table:name="DATA5" table:base-cell-address="$Tabelle1.$A$1" table:expression="tabelle1!#REF!"/>
        <table:named-expression table:name="DATA6" table:base-cell-address="$Tabelle1.$A$1" table:expression="tabelle1!#REF!"/>
        <table:named-expression table:name="DATA7" table:base-cell-address="$Tabelle1.$A$1" table:expression="tabelle1!#REF!"/>
        <table:named-expression table:name="DATA8" table:base-cell-address="$Tabelle1.$A$1" table:expression="tabelle1!#REF!"/>
        <table:named-expression table:name="DATA9" table:base-cell-address="$Tabelle1.$A$1" table:expression="tabelle1!#REF!"/>
        <table:named-range table:name="TEST0" table:base-cell-address="$Tabelle1.$A$1" table:cell-range-address="$Tabelle1.$A$2:.$N$102"/>
        <table:named-range table:name="TESTHKEY" table:base-cell-address="$Tabelle1.$A$1" table:cell-range-address="$Tabelle1.$G$1:.$N$1"/>
        <table:named-range table:name="TESTKEYS" table:base-cell-address="$Tabelle1.$A$1" table:cell-range-address="$Tabelle1.$A$2:.$F$102"/>
        <table:named-range table:name="TESTVKEY" table:base-cell-address="$Tabelle1.$A$1" table:cell-range-address="$Tabelle1.$A$1:.$F$1"/>
      </table:named-expressions>
      <table:database-ranges>
        <table:database-range table:name="_xlnm._FilterDatabase" table:target-range-address="Tabelle1.A1:Tabelle1.O10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106">
      <number:number number:decimal-places="3" number:min-integer-digits="1" number:grouping="true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/05/2017</text:date>, <text:time>15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5:01:04.49</dc:date>
    <meta:generator>OpenOffice/4.1.3$Win32 OpenOffice.org_project/413m1$Build-9783</meta:generator>
    <meta:editing-duration>PT19M</meta:editing-duration>
    <meta:editing-cycles>1</meta:editing-cycles>
    <meta:document-statistic meta:table-count="1" meta:cell-count="588" meta:object-count="0"/>
  </office:meta>
</office:document-meta>
</file>